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292929" style:font-name="Courier New" style:font-name-asian="Courier New" style:font-name-complex="Courier New" fo:font-size="8pt" style:font-size-asian="8pt" style:font-size-complex="8pt" style:font-family-generic="modern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jennifer,papa john,3.6,little ceasar,4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nda,papa john,4.6,little ceasar,2.7,pizza hut,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ter,little ceasar,3.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arry,pizza hut,2.2,little ceasar,4.8</text:p>
          </table:table-cell>
          <table:table-cell table:number-columns-repeated="16383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muhammad usman</meta:initial-creator>
    <dc:creator>muhammad usman</dc:creator>
    <meta:creation-date>2021-11-08T16:13:14Z</meta:creation-date>
    <dc:date>2021-11-08T16:14:03Z</dc:date>
  </office:meta>
</office:document-meta>
</file>